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SFSerializer.doLocalPre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SFSerializer.HSSF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Serializer.getElementProcess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Serializer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SSFSerializ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SSF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Serializer.doLocalPost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